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6ff4" officeooo:paragraph-rsid="00016ff4" style:language-asian="ja" style:country-asian="JP"/>
    </style:style>
    <style:style style:name="P2" style:family="paragraph" style:parent-style-name="Standard">
      <style:text-properties officeooo:rsid="00016ff4" officeooo:paragraph-rsid="00016ff4" style:language-asian="ja" style:country-asian="JP"/>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Prison Battle</text:p>
      <text:p text:style-name="P1"/>
      <text:p text:style-name="P1">ジャンル：対戦アクション</text:p>
      <text:p text:style-name="P1">ゲーム機：特に指定なし</text:p>
      <text:p text:style-name="P1"/>
      <text:p text:style-name="P1">コンセプト</text:p>
      <text:p text:style-name="P1">他の囚人と戦って刑務所の頂点を目指す対戦アクションゲーム</text:p>
      <text:p text:style-name="P1"/>
      <text:p text:style-name="P1">ストーリー</text:p>
      <text:p text:style-name="P1">主人公は冤罪で刑務所に入れられてしまう。</text:p>
      <text:p text:style-name="P1">そこは他の刑務所と少々異なり、毎日「囚人たちの戦い」が行われる。</text:p>
      <text:p text:style-name="P1">その月の最後の日に囚人強さランキング１位の囚人は好きな要求ができる権利が与えられる。</text:p>
      <text:p text:style-name="P1">主人公はこの権利を使い、刑務所を脱出することを目指す！</text:p>
      <text:p text:style-name="P1"/>
      <text:p text:style-name="P1">ゲームシステム(１人用)</text:p>
      <text:p text:style-name="P1">主人公VS敵の囚人で戦います。バトル開始時は何も持っていません。素手のみとなります。</text:p>
      <text:p text:style-name="P1">攻撃を行い、ダメージを与えると観客がステージに「チップ(お金)」を投げ込みます。</text:p>
      <text:p text:style-name="P1">お金はステージ上に設置されている各種武器やアイテムを購入する際に使用します。</text:p>
      <text:p text:style-name="P1">体力が０になった方が負けとなります。</text:p>
      <text:p text:style-name="P1"/>
      <text:p text:style-name="P1">ゲームシステム(マルチ用)</text:p>
      <text:p text:style-name="P1">自分(またはチーム)VS敵の囚人で戦います。バトル開始時は何も持っていません。素手のみとなります。</text:p>
      <text:p text:style-name="P1">攻撃を行い、ダメージを与えると観客がステージに「チップ(お金)」を投げ込みます。</text:p>
      <text:p text:style-name="P1">お金はステージ上に設置されている各種武器やアイテムを購入する際に使用します。</text:p>
      <text:p text:style-name="P1">全員の体力が０になった方が負けとなります。</text:p>
      <text:p text:style-name="P1"/>
      <text:p text:style-name="P1">System：熱狂</text:p>
      <text:p text:style-name="P1"/>
      <text:p text:style-name="P1">観客の下で攻撃・受け身を行うと観客個々に設定されている熱狂ゲージが上昇する</text:p>
      <text:p text:style-name="P1"/>
      <text:p text:style-name="P1">System：受け身・投げ</text:p>
      <text:p text:style-name="P1"/>
      <text:p text:style-name="P1">ボタン入力で敵をつかむ、つかみ後〇ボタンでつかみ攻撃、移動入力で入力方向に投げることができる</text:p>
      <text:p text:style-name="P1">敵を投げ、相手が受け身をとらなかった場合また武器を持っていた場合敵は武器を落とす</text:p>
      <text:p text:style-name="P1">受け身は投げられた後ステージ床部分に触れた瞬間に×ボタンで行える</text:p>
      <text:p text:style-name="P1">また受け身が成功した際観客の熱狂ゲージが上昇する</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0-07-13T22:35:58.512000000</dc:date>
    <meta:editing-duration>PT48M54S</meta:editing-duration>
    <meta:editing-cycles>3</meta:editing-cycles>
    <meta:document-statistic meta:table-count="0" meta:image-count="0" meta:object-count="0" meta:page-count="1" meta:paragraph-count="27" meta:word-count="683" meta:character-count="707" meta:non-whitespace-character-count="706"/>
  </office:meta>
</office:document-meta>
</file>